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Unicode MS" officeooo:rsid="001bed5f" officeooo:paragraph-rsid="001bed5f"/>
    </style:style>
    <style:style style:name="P2" style:family="paragraph" style:parent-style-name="Standard">
      <style:paragraph-properties fo:text-align="center" style:justify-single-word="false"/>
      <style:text-properties style:font-name="Arial Unicode MS" officeooo:rsid="001bed5f" officeooo:paragraph-rsid="001bed5f"/>
    </style:style>
    <style:style style:name="P3" style:family="paragraph" style:parent-style-name="Standard">
      <style:paragraph-properties fo:text-align="start" style:justify-single-word="false"/>
      <style:text-properties style:font-name="Arial Unicode MS" officeooo:rsid="001bed5f" officeooo:paragraph-rsid="001bed5f"/>
    </style:style>
    <style:style style:name="P4" style:family="paragraph" style:parent-style-name="Standard">
      <style:text-properties style:font-name="Arial Unicode MS" officeooo:rsid="001d7ad0" officeooo:paragraph-rsid="001d7ad0"/>
    </style:style>
    <style:style style:name="T1" style:family="text">
      <style:text-properties officeooo:rsid="001d7ad0"/>
    </style:style>
    <style:style style:name="T2" style:family="text">
      <style:text-properties style:text-underline-style="solid" style:text-underline-width="auto" style:text-underline-color="font-color"/>
    </style:style>
    <style:style style:name="T3" style:family="text">
      <style:text-properties officeooo:rsid="001e10b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stausdokumentti</text:p>
      <text:p text:style-name="P2"/>
      <text:p text:style-name="P3"/>
      <text:p text:style-name="P1">Testit kattavat koodin kriittiset osiot. Jos testit eivät mene onnistuneesti läpi, on jossain kohtaan koodia virhe. Pääosin testit ovat tietorakenteiden testausta, mutta myös muutama testi tarkistaa, että muut osiot toimivat odotetulla tavalla. Testit ovat JUNIT-testejä.</text:p>
      <text:p text:style-name="P1"><text:tab/><text:span text:style-name="T1">Ohjelma löytää ja pystyy tulostamaan reitin kun etäisyys siihen on hieman yli tuhat pistettä. Tämän jälkeen tulostuspino kasvaa liian isoksi. Tämän voi kuitenkin kiertää mikäli halutaan vain, että tulostus on erilainen tai puuttuu. Ohjelma löytää myös miinusmerkkiset pisteet.</text:span></text:p>
      <text:p text:style-name="P1"/>
      <text:p text:style-name="P4"><text:tab/><text:span text:style-name="T2">Etäisyys<text:tab/>Kulunut aika</text:span></text:p>
      <text:p text:style-name="P4"><text:tab/>10<text:tab/><text:tab/>n. 5 ms</text:p>
      <text:p text:style-name="P4"><text:tab/>100<text:tab/><text:tab/>n. 20 ms</text:p>
      <text:p text:style-name="P4"><text:tab/>1000<text:tab/><text:tab/>n. 250 ms</text:p>
      <text:p text:style-name="P4"/>
      <text:p text:style-name="P4">Nämä testit voidaan toistaa vaihtamalla luokan 'App' <text:span text:style-name="T3">sisältämien alku ja loppu pisteen koordinaatteja.</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3T21:10:08.537000000</meta:creation-date>
    <dc:date>2015-02-03T21:45:12.216000000</dc:date>
    <meta:editing-duration>PT3M22S</meta:editing-duration>
    <meta:editing-cycles>1</meta:editing-cycles>
    <meta:document-statistic meta:table-count="0" meta:image-count="0" meta:object-count="0" meta:page-count="1" meta:paragraph-count="8" meta:word-count="102" meta:character-count="731" meta:non-whitespace-character-count="629"/>
    <meta:generator>LibreOffice/4.3.5.2$Windows_x86 LibreOffice_project/3a87456aaa6a95c63eea1c1b3201acedf0751bd5</meta:generator>
  </office:meta>
</office:document-meta>
</file>